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ufgaben für den 19.04.2021</text:h>
      <text:p text:style-name="Standard"/>
      <text:p text:style-name="Standard">1. Postman: </text:p>
      <text:p text:style-name="Standard">Download: <text:a xlink:type="simple" xlink:href="https://www.postman.com/downloads/" text:style-name="Internet_20_link" text:visited-style-name="Visited_20_Internet_20_Link">https://www.postman.com/downloads/</text:a></text:p>
      <text:p text:style-name="Standard">Installiert und startet bitte Postman. Links im Menu bitte "Collections" auswählen</text:p>
      <text:p text:style-name="Standard">und dort eine neue Collection erstellen mit dem Namen "bta-movie-start". in dieser Collection</text:p>
      <text:p text:style-name="Standard">bitte zwei neue Request (per GET) erstellen jeweils für die beiden Anfragen:</text:p>
      <text:p text:style-name="Standard">- http://bta-movies-start.loc/api/authors</text:p>
      <text:p text:style-name="Standard">- http://bta-movies-start.loc/api/author/10 (oder andere existierende ID)</text:p>
      <text:p text:style-name="Standard">Über den Senden-Button beide Requests testen. Es sollten dann die JSON-Daten angezeigt werden.</text:p>
      <text:p text:style-name="Standard"/>
      <text:p text:style-name="Standard">2. Was sind in PHP "Interfaces"? Wie könnte man sie benutzten.</text:p>
      <text:p text:style-name="Standard">Siehe: <text:a xlink:type="simple" xlink:href="https://www.php.net/manual/de/language.oop5.interfaces.php" text:style-name="Internet_20_link" text:visited-style-name="Visited_20_Internet_20_Link">https://www.php.net/manual/de/language.oop5.interfaces.php</text:a> </text:p>
      <text:p text:style-name="Standard"/>
      <text:p text:style-name="Standard">3. Was sind in PHP "Traits"? Wie könnte man sie benutzten.</text:p>
      <text:p text:style-name="Standard">Siehe: <text:a xlink:type="simple" xlink:href="https://www.php.net/manual/de/language.oop5.traits.php" text:style-name="Internet_20_link" text:visited-style-name="Visited_20_Internet_20_Link">https://www.php.net/manual/de/language.oop5.traits.php</text:a></text:p>
      <text:p text:style-name="Standard"/>
      <text:p text:style-name="Standard">4. OPTIONAL: <text:s/>Was bedeutet in PHP "Späte statische Bindung" (late state binding).</text:p>
      <text:p text:style-name="Standard">Siehe: <text:a xlink:type="simple" xlink:href="https://www.php.net/manual/de/language.oop5.late-static-bindings.php" text:style-name="Internet_20_link" text:visited-style-name="Visited_20_Internet_20_Link">https://www.php.net/manual/de/language.oop5.late-static-bindings.php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4-15T13:08:23</meta:creation-date>
    <dc:date>2021-04-15T13:10:18</dc:date>
    <dc:creator>Bernd Engels</dc:creator>
    <meta:editing-duration>PT1M55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5" meta:word-count="105" meta:character-count="945"/>
  </office:meta>
</office:document-meta>
</file>